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870000004E6E77F9D31DEA5B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.64cm" svg:x="1.048cm" svg:y="14.032cm">
          <draw:image xlink:href="Pictures/10000001000003870000004E6E77F9D31DEA5B8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7T06:11:18.156000000</meta:creation-date>
    <dc:date>2024-02-27T06:11:24.135000000</dc:date>
    <meta:editing-duration>PT7S</meta:editing-duration>
    <meta:editing-cycles>1</meta:editing-cycles>
    <meta:document-statistic meta:object-count="1"/>
    <meta:generator>LibreOffice/7.5.6.2$Windows_X86_64 LibreOffice_project/f654817fb68d6d4600d7d2f6b647e47729f55f15</meta:generator>
  </office:meta>
</office:document-meta>
</file>